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d052" officeooo:paragraph-rsid="000fd052"/>
    </style:style>
    <style:style style:name="P2" style:family="paragraph" style:parent-style-name="Standard">
      <style:text-properties officeooo:rsid="000fd052" officeooo:paragraph-rsid="0010b4e5"/>
    </style:style>
    <style:style style:name="T1" style:family="text">
      <style:text-properties officeooo:rsid="0010b4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test file.</text:p>
      <text:p text:style-name="P1"/>
      <text:p text:style-name="P2">This is test<text:span text:style-name="T1">1 </text:span>file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7T13:23:42.864753239</meta:creation-date>
    <dc:date>2020-06-17T14:13:13.020179761</dc:date>
    <meta:editing-duration>PT49S</meta:editing-duration>
    <meta:editing-cycles>2</meta:editing-cycles>
    <meta:generator>LibreOffice/6.4.3.2$Linux_X86_64 LibreOffice_project/40$Build-2</meta:generator>
    <meta:document-statistic meta:table-count="0" meta:image-count="0" meta:object-count="0" meta:page-count="1" meta:paragraph-count="2" meta:word-count="8" meta:character-count="37" meta:non-whitespace-character-count="30"/>
  </office:meta>
</office:document-meta>
</file>